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7" table:default-cell-style-name="Default"/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Consignment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consignment i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Internal Transf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Internal Transfer gif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internal move confirmation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sending Branch Transfer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Receiving Branch Transf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Branch Transfer Confirmation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hysical Inventory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ment Confirm</text:p>
          </table:table-cell>
          <table:table-cell office:value-type="float" office:value="212" calcext:value-type="float">
            <text:p>212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6:03:36.600769774</meta:creation-date>
    <meta:generator>LibreOffice/7.3.7.2$Linux_X86_64 LibreOffice_project/30$Build-2</meta:generator>
    <dc:date>2025-03-10T17:13:41.228276898</dc:date>
    <meta:editing-duration>PT37M46S</meta:editing-duration>
    <meta:editing-cycles>4</meta:editing-cycles>
    <meta:document-statistic meta:table-count="1" meta:cell-count="47" meta:object-count="0"/>
  </office:meta>
</office:document-meta>
</file>